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ext:s/>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text:soft-page-break/>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3T13:47:00</dc:date>
    <dc:creator>Thomas Logan</dc:creator>
    <meta:generator>OpenOffice/4.1.3$Unix OpenOffice.org_project/413m1$Build-9783</meta:generator>
    <meta:editing-duration>P32DT14H28M38S</meta:editing-duration>
    <meta:editing-cycles>534</meta:editing-cycles>
    <meta:document-statistic meta:table-count="0" meta:image-count="0" meta:object-count="0" meta:page-count="20" meta:paragraph-count="263" meta:word-count="8322" meta:character-count="51076"/>
  </office:meta>
</office:document-meta>
</file>